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2.034cm" svg:height="8.989cm" svg:x="19.873cm" svg:y="1.289cm">
            <draw:object draw:notify-on-update-of-ranges="Лист1.A3:Лист1.A3 Лист1.A1:Лист1.A1 Лист1.B3:Лист1.B3 Лист1.A4:Лист1.A4 Лист1.B4:Лист1.B4 Лист1.A5:Лист1.A5 Лист1.B5:Лист1.B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2.04cm" svg:height="8.999cm" svg:x="5.02cm" svg:y="3.604cm">
            <draw:object draw:notify-on-update-of-ranges="Лист1.D3:Лист1.D3 Лист1.E3:Лист1.E3 Лист1.D4:Лист1.D4 Лист1.E4:Лист1.E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увеличение трубы Кеплера</text:p>
          </table:table-cell>
          <table:table-cell table:number-columns-repeated="2"/>
          <table:table-cell office:value-type="string" calcext:value-type="string">
            <text:p>увеличение трубы Галилея</text:p>
          </table:table-cell>
          <table:table-cell/>
        </table:table-row>
        <table:table-row table:style-name="ro1">
          <table:table-cell office:value-type="string" calcext:value-type="string">
            <text:p>номер эксперимента</text:p>
          </table:table-cell>
          <table:table-cell office:value-type="string" calcext:value-type="string">
            <text:p>увеличение</text:p>
          </table:table-cell>
          <table:table-cell/>
          <table:table-cell office:value-type="string" calcext:value-type="string">
            <text:p>номер эксперимента</text:p>
          </table:table-cell>
          <table:table-cell office:value-type="string" calcext:value-type="string">
            <text:p>увеличение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.68" calcext:value-type="float">
            <text:p>-3,6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29" calcext:value-type="float">
            <text:p>3,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.5" calcext:value-type="float">
            <text:p>-3,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.7" calcext:value-type="float">
            <text:p>-3,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3">00.00.0000</text:date>, <text:time style:data-style-name="N2" text:time-value="17:49:49.040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3T16:40:15.716000000</meta:creation-date>
    <meta:generator>LibreOffice/7.1.0.3$Windows_X86_64 LibreOffice_project/f6099ecf3d29644b5008cc8f48f42f4a40986e4c</meta:generator>
    <dc:date>2022-05-13T18:13:28.484000000</dc:date>
    <meta:editing-duration>PT37M47S</meta:editing-duration>
    <meta:editing-cycles>3</meta:editing-cycles>
    <meta:document-statistic meta:table-count="1" meta:cell-count="16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 chart:error-category="constant"/>
    </style:style>
    <style:style style:name="ch4" style:family="chart" style:data-style-name="N0">
      <style:chart-properties chart:display-label="true" chart:logarithmic="false" chart:minimum="0" chart:maximum="4" chart:origin="0" chart:interval-major="1" chart:interval-minor-divisor="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-4.5" chart:maximum="0" chart:origin="0" chart:interval-major="0.5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35cm" chart:symbol-height="0.35cm" chart:link-data-style-to-source="true" chart:error-category="constant"/>
      <style:graphic-properties draw:stroke="none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>
      <style:chart-properties chart:error-lower-limit="0.05" chart:error-upper-limit="0.05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symbol-type="named-symbol" chart:symbol-name="square" chart:symbol-width="0.35cm" chart:symbol-height="0.35cm" chart:link-data-style-to-source="true" chart:error-category="constant"/>
      <style:graphic-properties draw:stroke="none" svg:stroke-width="0.08cm" svg:stroke-color="#2a6099" draw:fill-color="#2a6099"/>
      <style:text-properties fo:font-size="10pt" style:font-size-asian="10pt" style:font-size-complex="10pt"/>
    </style:style>
    <style:style style:name="ch12" style:family="chart">
      <style:chart-properties chart:error-lower-limit="0.5" chart:error-upper-limit="0.5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3" style:family="chart">
      <style:chart-properties chart:error-lower-limit="0.4" chart:error-upper-limit="0.4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035cm" svg:height="8.99cm" xlink:href=".." xlink:type="simple" chart:class="chart:scatter" chart:style-name="ch1">
        <chart:title svg:x="2.949cm" svg:y="0.315cm" chart:style-name="ch2">
          <text:p>Увеличение трубы Кеплера</text:p>
        </chart:title>
        <chart:plot-area chart:style-name="ch3" table:cell-range-address="Лист1.A3:Лист1.B3 Лист1.A1:Лист1.A1 Лист1.B4:Лист1.B5" chart:data-source-has-labels="row" svg:x="1.925cm" svg:y="1.34cm" svg:width="7.415cm" svg:height="6.528cm">
          <chart:coordinate-region svg:x="2.79cm" svg:y="1.543cm" svg:width="6.453cm" svg:height="6.124cm"/>
          <chart:axis chart:dimension="x" chart:name="primary-x" chart:style-name="ch4">
            <chart:title svg:x="4.041cm" svg:y="8.14cm" chart:style-name="ch5">
              <text:p>номер эксперимента</text:p>
            </chart:title>
          </chart:axis>
          <chart:axis chart:dimension="y" chart:name="primary-y" chart:style-name="ch6">
            <chart:title svg:x="1.135cm" svg:y="5.54cm" chart:style-name="ch7">
              <text:p>Увеличение</text:p>
            </chart:title>
            <chart:grid chart:style-name="ch8" chart:class="major"/>
          </chart:axis>
          <chart:series chart:style-name="ch9" chart:values-cell-range-address="Лист1.B3:Лист1.B3" chart:label-cell-address="Лист1.A1:Лист1.A1" chart:class="chart:scatter">
            <chart:domain table:cell-range-address="Лист1.A3:Лист1.A3"/>
            <chart:error-indicator chart:style-name="ch10" chart:dimension="y"/>
            <chart:data-point/>
          </chart:series>
          <chart:series chart:style-name="ch11" chart:values-cell-range-address="Лист1.B4:Лист1.B4" chart:class="chart:scatter">
            <chart:domain table:cell-range-address="Лист1.A4:Лист1.A4"/>
            <chart:error-indicator chart:style-name="ch12" chart:dimension="y"/>
            <chart:data-point/>
          </chart:series>
          <chart:series chart:style-name="ch11" chart:values-cell-range-address="Лист1.B5:Лист1.B5" chart:class="chart:scatter">
            <chart:domain table:cell-range-address="Лист1.A5:Лист1.A5"/>
            <chart:error-indicator chart:style-name="ch13" chart:dimension="y"/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увеличение трубы Кеплера</text:p>
                <draw:g>
                  <svg:desc>Лист1.A1:Лист1.A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">
                <text:p>1</text:p>
                <draw:g>
                  <svg:desc>Лист1.A3:Лист1.A3</svg:desc>
                </draw:g>
              </table:table-cell>
              <table:table-cell office:value-type="float" office:value="-3.68">
                <text:p>-3.68</text:p>
                <draw:g>
                  <svg:desc>Лист1.B3:Лист1.B3</svg:desc>
                </draw:g>
              </table:table-cell>
              <table:table-cell office:value-type="float" office:value="2">
                <text:p>2</text:p>
                <draw:g>
                  <svg:desc>Лист1.A4:Лист1.A4</svg:desc>
                </draw:g>
              </table:table-cell>
              <table:table-cell office:value-type="float" office:value="-3.5">
                <text:p>-3.5</text:p>
                <draw:g>
                  <svg:desc>Лист1.B4:Лист1.B4</svg:desc>
                </draw:g>
              </table:table-cell>
              <table:table-cell office:value-type="float" office:value="3">
                <text:p>3</text:p>
                <draw:g>
                  <svg:desc>Лист1.A5:Лист1.A5</svg:desc>
                </draw:g>
              </table:table-cell>
              <table:table-cell office:value-type="float" office:value="-3.7">
                <text:p>-3.7</text:p>
                <draw:g>
                  <svg:desc>Лист1.B5:Лист1.B5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 chart:error-category="constant"/>
    </style:style>
    <style:style style:name="ch4" style:family="chart" style:data-style-name="N0">
      <style:chart-properties chart:display-label="true" chart:logarithmic="false" chart:minimum="0" chart:maximum="3" chart:origin="0" chart:interval-major="1" chart:interval-minor-divisor="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3.9" chart:origin="0" chart:interval-major="0.5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35cm" chart:symbol-height="0.35cm" chart:link-data-style-to-source="true" chart:error-category="constant"/>
      <style:graphic-properties draw:stroke="none" svg:stroke-width="0.08cm" svg:stroke-color="#158466" draw:fill-color="#158466" dr3d:edge-rounding="5%"/>
      <style:text-properties fo:font-size="10pt" style:font-size-asian="10pt" style:font-size-complex="10pt"/>
    </style:style>
    <style:style style:name="ch10" style:family="chart">
      <style:chart-properties chart:error-lower-limit="0.05" chart:error-upper-limit="0.05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symbol-type="named-symbol" chart:symbol-name="square" chart:symbol-width="0.35cm" chart:symbol-height="0.35cm" chart:link-data-style-to-source="true" chart:error-category="constant"/>
      <style:graphic-properties draw:stroke="none" svg:stroke-width="0.08cm" svg:stroke-color="#158466" draw:fill-color="#158466"/>
      <style:text-properties fo:font-size="10pt" style:font-size-asian="10pt" style:font-size-complex="10pt"/>
    </style:style>
    <style:style style:name="ch12" style:family="chart">
      <style:chart-properties chart:error-lower-limit="0.5" chart:error-upper-limit="0.5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041cm" svg:height="9cm" xlink:href=".." xlink:type="simple" chart:class="chart:scatter" chart:style-name="ch1">
        <chart:title svg:x="2.952cm" svg:y="0.316cm" chart:style-name="ch2">
          <text:p>Увеличение трубы Галилея</text:p>
        </chart:title>
        <chart:plot-area chart:style-name="ch3" table:cell-range-address="Лист1.D3:Лист1.E3 Лист1.E4:Лист1.E4" svg:x="1.201cm" svg:y="1.336cm" svg:width="8.54cm" svg:height="6.9cm">
          <chart:coordinate-region svg:x="1.939cm" svg:y="1.336cm" svg:width="7.705cm" svg:height="6.247cm"/>
          <chart:axis chart:dimension="x" chart:name="primary-x" chart:style-name="ch4">
            <chart:title svg:x="3.815cm" svg:y="8.238cm" chart:style-name="ch5">
              <text:p>номер эксперимента</text:p>
            </chart:title>
          </chart:axis>
          <chart:axis chart:dimension="y" chart:name="primary-y" chart:style-name="ch6">
            <chart:title svg:x="0.411cm" svg:y="5.722cm" chart:style-name="ch7">
              <text:p>Увеличение</text:p>
            </chart:title>
            <chart:grid chart:style-name="ch8" chart:class="major"/>
          </chart:axis>
          <chart:series chart:style-name="ch9" chart:values-cell-range-address="Лист1.E3:Лист1.E3" chart:class="chart:scatter">
            <chart:domain table:cell-range-address="Лист1.D3:Лист1.D3"/>
            <chart:error-indicator chart:style-name="ch10" chart:dimension="y"/>
            <chart:data-point/>
          </chart:series>
          <chart:series chart:style-name="ch11" chart:values-cell-range-address="Лист1.E4:Лист1.E4" chart:class="chart:scatter">
            <chart:domain table:cell-range-address="Лист1.D4:Лист1.D4"/>
            <chart:error-indicator chart:style-name="ch12" chart:dimension="y"/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">
                <text:p>1</text:p>
                <draw:g>
                  <svg:desc>Лист1.D3:Лист1.D3</svg:desc>
                </draw:g>
              </table:table-cell>
              <table:table-cell office:value-type="float" office:value="3.29">
                <text:p>3.29</text:p>
                <draw:g>
                  <svg:desc>Лист1.E3:Лист1.E3</svg:desc>
                </draw:g>
              </table:table-cell>
              <table:table-cell office:value-type="float" office:value="2">
                <text:p>2</text:p>
                <draw:g>
                  <svg:desc>Лист1.D4:Лист1.D4</svg:desc>
                </draw:g>
              </table:table-cell>
              <table:table-cell office:value-type="float" office:value="3">
                <text:p>3</text:p>
                <draw:g>
                  <svg:desc>Лист1.E4:Лист1.E4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